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text-properties fo:color="#ff6309"/>
    </style:style>
    <style:style style:name="P5" style:family="paragraph" style:parent-style-name="Heading_20_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rlotta diBroca. Die phallsche Mutter</text:h>
      <text:p text:style-name="Standard"/>
      <text:p text:style-name="Standard">geb. 1980. </text:p>
      <text:p text:style-name="Standard"/>
      <text:p text:style-name="Standard">Sie ist also, zu dem Zeitpunkt, da die Geschichte beginnt, 60 Jahre alt. Eine katholische Erziehung, sehr altmodisch. </text:p>
      <text:p text:style-name="Standard"/>
      <text:p text:style-name="Standard">Die Mutter: kühl, bis zur Grausamkeit abweisend. Die vernichtete Existenz: »Ich frage mich bis heute, warum ich dich nicht abgetrieben habe.«</text:p>
      <text:p text:style-name="Standard"/>
      <text:p text:style-name="Standard">Dagegen: Ein schwächlicher Vater. Künstlertyp. Der trinkt, der Geschichten erzählt. Das Kind indentifiziert sich, verbündet sich – wird aber umso grausamer von der Mutter dafür abgestraft. In diesem Konflikt verwandelt sich der Wunsch der Tochter (Elektra), ein Kind vom Vater zu bekommen, zum Vorwurf des Missbrauchs. </text:p>
      <text:p text:style-name="Standard"/>
      <text:p text:style-name="Standard">Einweisung des Vaters in die Pychiatrie. Entgiftung. Als er wieder heimkommt, hat er die Tochter verloren. Sie wendet sich weiblichen Idealgestalten zu. Beginnt eine, in ihrer Perspektive, ältere Frau, zu verfolgen. Dabei ist sie, ihre [Klavier] Englisch-Lerhrein, selbst kaum erwachsen. Eine imaginäre Liebesaffäre entspinnt. Briefe, Epistolae. </text:p>
      <text:p text:style-name="Standard"/>
      <text:p text:style-name="P4">Man könnte hier eine Verfolgungsgeschichte einbauen: Sie verfolgt den Freund ihrer Freundin (oder denn Mann, von dem sie glaubt, dass er mit ihr befreundet ist), denunziert ihn. </text:p>
      <text:p text:style-name="Standard"/>
      <text:p text:style-name="Standard">Stalking. Sie sieht Blicke, wo keine Blicke sind, Zeichen wo keine Zeichen sind. Paranoia. Alles wird gedeutet, daraufhin abgeklopft, was die Geliebte vielleicht gemeint haben mag,</text:p>
      <text:p text:style-name="Standard"/>
      <text:p text:style-name="Standard">Selbstzerstörungstendenzen: Theatralität des Ritzens, der Selbstverletzung. Als sie sich der Geliebten offenbart, wird sie brüsk abgewiesen. Da sie sich nicht damit abfinden kann, erfindet sie Geschichten, die der Geliebten schaden, die sie – in der kleinen katholischen Welt – unmöglich machen.</text:p>
      <text:p text:style-name="Standard"/>
      <text:p text:style-name="Standard">Ein Drama. Denn die Geliebte, die sich in einem Netz der Intrige eingesponnen sieht, bringt sich tatsächlich um. Scham. Entsetzen. Schuld.</text:p>
      <text:p text:style-name="Standard"/>
      <text:p text:style-name="Standard">Sie begreift: es war vollendeter Wahnsinn, dem sie sich in dieser l'amour fou hingegeben hat. Sie begreift auch, dass das Böse in ihr gewuchert hat, ohne dass sie es hat einhegen können.</text:p>
      <text:p text:style-name="Standard"/>
      <text:p text:style-name="Standard">Fortan wird es nie wieder eine Liebesaffäre geben, in der sie sich so vollständig hingeben wird. Die Frage der Macht wird wichtig. Zu lieben, bedeutet ohnmächtig zu sein. </text:p>
      <text:p text:style-name="Standard"/>
      <text:p text:style-name="Standard">Sie wird zur Musterschülerin. Wird überhäuft mit Stipendien, mit der Zuneigung ihrer Pädagogen. Sie akkumuliert. Jede Note ist ein Vorbau. </text:p>
      <text:p text:style-name="Standard"/>
      <text:p text:style-name="Standard">Fortan gibt es nichts mehr umsonst.</text:p>
      <text:p text:style-name="Standard"/>
      <text:p text:style-name="Standard">Das Moment der parallelen Welt ist gleichwohl wichtig. Die Gesellschaft der Männer ist: bösartig, körperlich, vulgär. Die Welt der Frauen: ein Geheimnis. Sie genießt es, von jungen Frauen umschwärmt zu werden. Hält sie auf Abstand. Lässt sie warten.</text:p>
      <text:p text:style-name="Standard"/>
      <text:p text:style-name="Standard">Sie macht einen Master in Public Policy. Ihre Vorstellung: amerikanische Präsidentin zu werden. Die Welt der Computer ist fern, sehr viel näher liegen ihr Gender Mainstreaming-Vortellungen, <text:soft-page-break/>Gedanken zur Identitätspolitik. Sie hat stets eine Kladde dabei, in der sie wichtige Gedanken festhält.</text:p>
      <text:p text:style-name="Standard"/>
      <text:p text:style-name="Standard">In Auseinandersetzungen ist sie ein <text:span text:style-name="T1">Krieger. </text:span><text:span text:style-name="T2">Weil alles konkret sein muss (also zusammengeklebt), stürzt sie sich auf grüne Politik, Nachhaltigkeit etc.</text:span></text:p>
      <text:p text:style-name="P2"/>
      <text:p text:style-name="P2">Allerdings sieht sie sehr bald: Das Fundament der Sozialwissenschaften ist nicht das whishful thinking, sondern das Geld. Genauer: die Zahlen.</text:p>
      <text:p text:style-name="P2"/>
      <text:p text:style-name="P2">Also stürzt sie sich, der die Mathematik immer gelegen hat (als junges Mädchen hat sie, um sich zu beruhigen, Gleichungen gelöst), in die Statistik.</text:p>
      <text:p text:style-name="P2"/>
      <text:p text:style-name="P2">Sie ist hier, in der Welt der Männer, eine Außenseiterin, aber den Männern (Fachidioten) meilenweit überlegen. So wird sie, gerade 33 jährig, zur Professorin, als Damian etwa um 2018 beginnt, ist sie schon Dekanin geworden.</text:p>
      <text:p text:style-name="P2"/>
      <text:p text:style-name="P2">Sie verfolgt NOLLET aus der Ferne. Was sie fasziniert, ist die Rückkehr des Körpers, also die Tatsache, dass der eigene Körper zu einer Form des Tauschwerts werden kann.</text:p>
      <text:p text:style-name="P2"/>
      <text:p text:style-name="P2">Dass SEX zu Geld werden kann.</text:p>
      <text:p text:style-name="P2"/>
      <text:p text:style-name="Standard"><text:span text:style-name="T2">Warum sie </text:span><text:span text:style-name="T1">Damian</text:span><text:span text:style-name="T2"> mag? Sie hat die Schriften seines Vaters gelesen, über die post-histoire. In der Distanz (der Verehrung des fernen Philosophen) ist Nähe möglich. Damian, der seinen Vater früh verloren hat, erscheint ihr wie ein mögliches Kind.</text:span></text:p>
      <text:p text:style-name="P2"/>
      <text:p text:style-name="P2">NOLLET. Sie stößt, obschon sie das Projekt stets mit Sympathie begleitet hat, erst spät zur Firma, eigentlich erst, als klar ist, dass hier die Zukunft liegt. Tatsächlich ist sie, was die Alte Welt anbelangt, geradezu eine Gralshüterin. Sie ist Teil der <text:span text:style-name="T3">presidential campaign</text:span> voin Hilary Clinton, sie will eine Form des Wandels. In der gefährlichen politischen Landschaft, in der jede Eskapade zur Schlinge werden kann, fungiert sie als weiblicher spin doctor, sie überschaut die Ränkespiele, weiß, welche Fotos gewählt werden müssen. </text:p>
      <text:p text:style-name="P2"/>
      <text:p text:style-name="Standard"><text:span text:style-name="T2">Das ist einer der Gründe, warum </text:span><text:span text:style-name="T1">Khan</text:span><text:span text:style-name="T2"> sie missachtet. Sie ist eine Kriegsgewinnlerin. Sie hat nicht den Stallgeruch.</text:span></text:p>
      <text:p text:style-name="P2"/>
      <text:p text:style-name="P2">Aber sie ist – und das ist einer der Gründe, warum Cheng sie promotet – vernetzt in der alten Welt. Als der Bürgerkrieg losbricht, spinnt sie die Netze zur Weltbank, bringt sie Menschen an einen Tisch.</text:p>
      <text:p text:style-name="P2"/>
      <text:p text:style-name="P2">Was sie im Übermaß besitzt: GEDULD. Von ihr gibt es keine Machtgeste zu sehen, sie kann sich gut im Hintergrund aufhalten und die Fäden spinnen.</text:p>
      <text:p text:style-name="P2"/>
      <text:p text:style-name="Standard"><text:span text:style-name="T2">Allerdings missfällt ihr der Weg, den NOLLET nimmt. Namentlich ist es der Unterhaltungsaspekt, für den </text:span><text:span text:style-name="T1">Khan </text:span><text:span text:style-name="T2">steht. Denn durch diese Hintertür wird die sexuelle Ungleichheit, Irrationalitäten, privatistische Ideen weiter verbreitet.</text:span></text:p>
      <text:p text:style-name="P2"/>
      <text:p text:style-name="P2">KHAN steht für das „magische Denken“, er verbreitet Religion.</text:p>
      <text:p text:style-name="P2">DiBroca hingegen findet sich auf der Seite der „Hygieniker“. Was heißt das?</text:p>
      <text:p text:style-name="P2"/>
      <text:list xml:id="list18661015561" text:style-name="L1">
        <text:list-item>
          <text:p text:style-name="P3">Die <text:s/>Kontakte zur Zone müssen aufhören</text:p>
        </text:list-item>
        <text:list-item>
          <text:p text:style-name="P3">Fragwürdige Spielinhalte (vor allem sexueller Natur, aber auch solche ideologisch fragwürdigen Zuschnitts) müssen ausgemerzt werden</text:p>
        </text:list-item>
        <text:list-item>
          <text:p text:style-name="P3"><text:soft-page-break/>Die Welt von NOLLET muss eine positive Mission bekommen</text:p>
        </text:list-item>
        <text:list-item>
          <text:p text:style-name="P3">KINDER. Erziehung</text:p>
        </text:list-item>
      </text:list>
      <text:p text:style-name="P2"/>
      <text:p text:style-name="P2">Allerdings ist diBroca, obwohl sie mit solchem Denken gleichsam eine Art „Sonnenstaat“-Ideolologie verficht, keine wirkliche Ideologin. Sie denkt in Schritten, in Allianzen.</text:p>
      <text:p text:style-name="P2"/>
      <text:p text:style-name="P2">Tatsächlich sind es die politischen NETZE, die ihren wahren Lebensinhalt darstellen, die Machttechnik.</text:p>
      <text:p text:style-name="P2"/>
      <text:p text:style-name="P2">In diesem Sinne ist sie macchiavellistisch. Niemals würde sie eine Position beziehen. (Die Position wäre ja: die gemeine Welt, die Welt der Frauen, in der die Scham, aber auch die Aggressivität sichtbar wird).</text:p>
      <text:p text:style-name="P2"/>
      <text:p text:style-name="P2">Um ihr Netzwerk zu stärken, zu spinnen, ist ihr jedes Mittel recht.</text:p>
      <text:p text:style-name="P2">Hier kommt es zu merkwürdigen Allianzen.</text:p>
      <text:p text:style-name="P2"/>
      <text:p text:style-name="P2">Sie baut eine Art Geheimdienst auf. Dieser Geheimdienst nimmt die Identitäten von Testspielern (den „Geistern“, „SuperUsern“ etc an) – und lässt die Feinde aus dem Weg räumen, oder besser noch: diskreditieren. Die einfachste Art und Weise besteht darin, einem Bürger den Score abzudrehen. </text:p>
      <text:p text:style-name="P2">[siehe Score_Sicherheitsloch]</text:p>
      <text:p text:style-name="P2"/>
      <text:p text:style-name="P2">Ein weiteres Einfallstor. Fast jeder Bürger in der Nollet-Welt hält sich einen Coach. Manche dieser Coaches sind Bots, je privilegierter jemand ist, desto höherrangiger ist auch sein Coach.</text:p>
      <text:p text:style-name="P2"/>
      <text:p text:style-name="P2">Sie ist krank. In ihr wächst ein Krebs heran.</text:p>
      <text:p text:style-name="P2"/>
      <text:p text:style-name="P2"/>
      <text:h text:style-name="P5" text:outline-level="1">DIE INTRIGE</text:h>
      <text:p text:style-name="P2"/>
      <text:p text:style-name="P1">Khan <text:span text:style-name="T2">ist der Feind. DiBroca hegt einen Widerwillen gegen ihn, andererseits entspricht er (auf eine merkwürdige Weie) dem Bild ihres Künstler-Vaters – nur in heroischer Form. War ihr Vater kraftlos, schwächlich, so strotzt Khan nur so vor Vitalität.</text:span></text:p>
      <text:p text:style-name="P2"/>
      <text:p text:style-name="P2">Andererseits: Er ist, in Nollets Welt, so etwas wie ein barbarischer Rückstand.</text:p>
      <text:p text:style-name="P2"/>
      <text:p text:style-name="P2">Dennoch darf der Konflikt, das ist DiBroca klar, nicht direkt ausgetragen werden. Die Verunreinigung Khans (die ja nicht zuletzt daher rührt, dass es eine Kohabitation mit der Zone gibt) muss zu einem exteriorisierten Konflikt werden.</text:p>
      <text:p text:style-name="P2"/>
      <text:p text:style-name="P2">Idealiter also das folgende Szenario: Khan wird von jemandem aus der Zone getötet. Ein Attentat, das sinnvollerweise bei einer Konferenz stattfindet, wo es um die friedliche Koexistenz mit der Zone geh: Erleichterung von Warenverkehr, Einreise, Netzzugang. Die Sanktionen, die Nollet gegen die Zone errichtert hat (und die dazu führen, dass diese in technologischer Rückständigkeit verharrt, ja immer rückständiger wird), sollen aufgehoben werden.</text:p>
      <text:p text:style-name="P2"/>
      <text:p text:style-name="P2">Wenn Khan, der als Fürsprecher der Zone gilt, von seinen eigenen Bundesgenossen umgebracht wird, so ist dies ein Auftakt für die anstehenden Säuberungen. Unter dem Vorwand, die Zone bekämpfen zu müssen, werden dann auch unerwünschte Verhaltensweisen in der Welt von Nollet ausgemerzt, unter Strafe gestellt.</text:p>
      <text:p text:style-name="P2"/>
      <text:p text:style-name="P2"><text:soft-page-break/>Wer ist der Killer?</text:p>
      <text:p text:style-name="P2">DiBroca hat im Geheimdienst mächtige Verbündete.</text:p>
      <text:p text:style-name="P2"/>
      <text:p text:style-name="P2">Joseph M. gehört dazu, eine Art Ultramontanist, der freilich das hygienische Programm in einem religiösen Sinne liest, eine Art Gaia-Kult, oder besser: eine Religion der Selbstoptimierung, Scientology. </text:p>
      <text:p text:style-name="P2"/>
      <text:p text:style-name="P2">Da DiBroca auf ihn angewiesen ist, ist gar nicht klar, ob sie nicht mit dem Feuer spielt. Di Brocas Gutmenschentum kontrastiert hier mit einer Vorstellung, die Religion als Opferkult auffasst.</text:p>
      <text:p text:style-name="P2"/>
      <text:p text:style-name="P2">Das Opfer ist der Klebstoff, der eine Gesellschaft zusammenhält.</text:p>
      <text:p text:style-name="P2"/>
      <text:p text:style-name="P2">Man könnte sich vorstellen, dass Joseph M. eine Religion des TransHumanismus verficht: ein Übermenschendenken, bei dem die Menschen über sich inausgehen müssen.</text:p>
      <text:p text:style-name="P2"/>
      <text:p text:style-name="P2">Sein Widerstand gegen Khan wäre mithin, dass dieser den Weg des Übermenschen behindert.</text:p>
      <text:p text:style-name="P2">Die Alte Welt, Magisches Denken, das gilt es zu übwinden. </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Bajer</meta:initial-creator>
    <meta:creation-date>2014-03-27T14:14:57</meta:creation-date>
    <dc:date>2015-12-21T15:27:09</dc:date>
    <dc:creator>Marcin Bajer</dc:creator>
    <meta:editing-duration>PT4H22M24S</meta:editing-duration>
    <meta:editing-cycles>8</meta:editing-cycles>
    <meta:generator>LibreOffice/3.5$Linux_x86 LibreOffice_project/350m1$Build-2</meta:generator>
    <meta:document-statistic meta:table-count="0" meta:image-count="0" meta:object-count="0" meta:page-count="4" meta:paragraph-count="57" meta:word-count="1320" meta:character-count="8854" meta:non-whitespace-character-count="7583"/>
  </office:meta>
</office:document-meta>
</file>